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Tahoma2" svg:font-family="Tahoma"/>
    <style:font-face style:name="Courier New" svg:font-family="'Courier New'" style:font-family-generic="modern" style:font-pitch="fixed"/>
    <style:font-face style:name="Arial Unicode MS1" svg:font-family="'Arial Unicode MS'" style:font-pitch="variable"/>
    <style:font-face style:name="Tahoma" svg:font-family="Tahoma" style:font-pitch="variable"/>
    <style:font-face style:name="Bitstream Vera Serif" svg:font-family="'Bitstream Vera Serif'" style:font-adornments="Roman" style:font-family-generic="roman" style:font-pitch="variable"/>
    <style:font-face style:name="SunSans-Heavy" svg:font-family="SunSans-Heavy" style:font-family-generic="roman" style:font-pitch="variable"/>
    <style:font-face style:name="SunSans-Italic" svg:font-family="SunSans-Italic" style:font-family-generic="roman" style:font-pitch="variable"/>
    <style:font-face style:name="SunSans-Regular" svg:font-family="SunSans-Regular" style:font-family-generic="roman" style:font-pitch="variable"/>
    <style:font-face style:name="Sunsans Demi" svg:font-family="'Sunsans Demi'"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Negrita" style:font-family-generic="swiss" style:font-pitch="variable"/>
    <style:font-face style:name="Bitstream Vera Sans2" svg:font-family="'Bitstream Vera Sans'" style:font-adornments="Roman" style:font-family-generic="swiss" style:font-pitch="variable"/>
    <style:font-face style:name="Courier New1" svg:font-family="'Courier New'"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officeooo:rsid="0020f416" officeooo:paragraph-rsid="0020f416"/>
    </style:style>
    <style:style style:name="P2" style:family="paragraph" style:parent-style-name="Text_20_body">
      <style:text-properties fo:font-style="italic" fo:font-weight="normal" style:font-style-asian="italic" style:font-weight-asian="normal" style:font-style-complex="italic"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Heading_20_1" style:master-page-name="Standard">
      <style:paragraph-properties style:page-number="auto"/>
    </style:style>
    <style:style style:name="P5" style:family="paragraph" style:parent-style-name="Text_20_body" style:list-style-name="Numbering_20_1"/>
    <style:style style:name="P6" style:family="paragraph" style:parent-style-name="Text_20_body" style:list-style-name="Numbering_20_1">
      <style:text-properties fo:font-weight="bold" style:font-weight-asian="bold" style:font-weight-complex="bold"/>
    </style:style>
    <style:style style:name="P7" style:family="paragraph" style:parent-style-name="Text_20_body" style:list-style-name="Numbering_20_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Objetivo</text:h>
      <text:p text:style-name="P2">Crear una estación de trabajo enteramente configurada con Software libre y ponerle nombre y apellidos a las aplicaciones necesarias.</text:p>
      <text:h text:style-name="Heading_20_1" text:outline-level="1">Definir la estrategia de migración</text:h>
      <text:p text:style-name="Text_20_body">En la migración, hay que considerar el perfil de los usuarios que la vivirán para definir una estrategia en cuanto a método y plazos. <text:s/>Como recomendación general, y aprovechando la gran disponibilidad de software libre multiplataforma:</text:p>
      <text:list xml:id="list5794088145815683490" text:style-name="Numbering_20_1">
        <text:list-item>
          <text:p text:style-name="P5">Migrar las aplicaciones (dentro de Windows):</text:p>
          <text:list>
            <text:list-item>
              <text:p text:style-name="P5">Navegación, correo electrónico</text:p>
            </text:list-item>
            <text:list-item>
              <text:p text:style-name="P5">Suite ofimática y otras</text:p>
            </text:list-item>
          </text:list>
        </text:list-item>
        <text:list-item>
          <text:p text:style-name="P5">Migrar el sistema operativo</text:p>
        </text:list-item>
      </text:list>
      <text:p text:style-name="Text_20_body">La explicación es bien razonable: una migración del sistema completa puede desconcertar bastante a los usuarios y darles la impresión de que todo es más complicado de lo que resulta realmente. <text:s/>Si cuando se les cambia el sistema operativo, ya están acostumbrados al uso de las aplicaciones con que se encontarán, el cambio se vive de forma natural y suave.</text:p>
      <text:h text:style-name="Heading_20_2" text:outline-level="2">Formación de usuarios</text:h>
      <text:p text:style-name="Text_20_body">En cualquier caso, siempre hay que considerar la formación de los usuarios para evitar efectos de rebote que pueden sabotear el proceso.</text:p>
      <text:p text:style-name="Text_20_body">En nuestra experiencia con migraciones a OpenOffice.org nos hemos encontrado con usuarios a los que se les había instalado el programa, sin darles la formación imprescindible para realizar aquellas tareas que no se realizan exactamente igual que en Microsoft Office. <text:s/>Y su percepción era que “OpenOffice.org no sirve”.</text:p>
      <text:p text:style-name="Text_20_body">Tras una adecuada formación, esta percepción desaparece, pero mucho mejor si se imparte previa o simultáneamente a la migración, pues evitaremos desajustes psicológicos. <text:s/>;-)</text:p>
      <text:h text:style-name="Heading_20_2" text:outline-level="2">Pasos para migrar las máquinas</text:h>
      <text:p text:style-name="Text_20_body">Tras la oportuna planificación:</text:p>
      <text:list xml:id="list194101798143787" text:continue-list="list5794088145815683490" text:style-name="Numbering_20_1">
        <text:list-item text:start-value="1">
          <text:p text:style-name="P5">Copiar todos los documentos de trabajo “Mis documentos” a una ubicación de red</text:p>
        </text:list-item>
        <text:list-item>
          <text:p text:style-name="P5">Copiar todos los datos de programa (bookmarks, correos, etc...) a una ubicación de red</text:p>
        </text:list-item>
        <text:list-item>
          <text:p text:style-name="P5">Instalar Linux en la máquina y las aplicaciones que sean necesarias</text:p>
        </text:list-item>
        <text:list-item>
          <text:p text:style-name="P5">Restaurar los datos de programa al nuevo sistema</text:p>
        </text:list-item>
        <text:list-item>
          <text:p text:style-name="P5">Según se haya planificado, los documentos de trabajo pueden quedar en la red (recomendado) o restaurarse al nuevo sistema.</text:p>
        </text:list-item>
      </text:list>
      <text:h text:style-name="Heading_20_1" text:outline-level="1">Aplicaciones</text:h>
      <text:p text:style-name="Text_20_body">En la siguiente enumeración de apliaciones, se han privilegiado las que disponen de equivalente en Windows para poder aplicar la estrategia sugerida anteriormente (primero migrar aplicaciones y luego sistema operativo).</text:p>
      <text:h text:style-name="Heading_20_2" text:outline-level="2"><text:soft-page-break/>Suite Ofimática: OpenOffice.org</text:h>
      <text:p text:style-name="Text_20_body">Indudablemente, <text:span text:style-name="T1">OpenOffice.org</text:span> será el programa adecuado para dar soporte a los usuarios habituales de Microsoft Office. </text:p>
      <text:p text:style-name="Text_20_body">Entre sus ventajas:</text:p>
      <text:list xml:id="list194101808150382" text:continue-list="list194101798143787" text:style-name="Numbering_20_1">
        <text:list-item>
          <text:list>
            <text:list-item text:start-value="1">
              <text:p text:style-name="P5">Compatibilidad de formatos con los de Word, Excel y PowerPoint</text:p>
            </text:list-item>
            <text:list-item>
              <text:p text:style-name="P5">Un excelente soporte técnico de la comunidad</text:p>
            </text:list-item>
            <text:list-item>
              <text:p text:style-name="P5">Generación directa de documentos PDF </text:p>
            </text:list-item>
          </text:list>
        </text:list-item>
      </text:list>
      <text:p text:style-name="Text_20_body">Inconvenientes principales:</text:p>
      <text:list xml:id="list194101808162611" text:continue-list="list194101808150382" text:style-name="Numbering_20_1">
        <text:list-item>
          <text:list>
            <text:list-item text:start-value="1">
              <text:p text:style-name="P5">Incompatibilidad con las macros de Word y Excel</text:p>
            </text:list-item>
            <text:list-item>
              <text:p text:style-name="P5">El componente Base (gestor de bases de datos) no es comparable a Microsoft Access</text:p>
            </text:list-item>
            <text:list-item>
              <text:p text:style-name="P5">Necesidad de formación para que los usuarios conozcan las técnicas de uso diferentes de Word y Excel</text:p>
            </text:list-item>
          </text:list>
        </text:list-item>
      </text:list>
      <text:p text:style-name="Text_20_body">Referencias:<text:line-break/><text:a xlink:type="simple" xlink:href="http://es.openoffice.org/">http://es.openoffice.org</text:a></text:p>
      <text:h text:style-name="Heading_20_2" text:outline-level="2">Bases de datos: MySQL + Kexi</text:h>
      <text:p text:style-name="Text_20_body">Si en la organización se utilizan bases de datos de Access, es fácil usar sus datos (e incluso migrarlos) desde OpenOffice, con el cual podemos crear formularios e informes y definir consultas de selección. Pero no hay tantas facilidades en cuanto a consultas de acción, y la funcionalidad de formularios e informes es limitada si no se hace uso de programación.</text:p>
      <text:p text:style-name="Text_20_body">Una alternativa para resolver esta limitación puede estar en el uso de una base de datos <text:span text:style-name="T1">MySQL</text:span>, administrada con <text:span text:style-name="T1">Kexi</text:span>, una aplicación informática integrada para el manejo de datos que permite diseñar e implementar bases de datos, insertar y procesar datos y hacer consultas sobre los mismos. <text:s/>También se puede utilizar Kexi con su propia base de datos embebida SQLite.</text:p>
      <text:p text:style-name="Text_20_body">Referencias:<text:line-break/><text:a xlink:type="simple" xlink:href="http://kexi-project.org/">http://kexi-project.org/</text:a><text:line-break/><text:a xlink:type="simple" xlink:href="http://www.mysql.com/">http://www.mysql.com/</text:a></text:p>
      <text:h text:style-name="Heading_20_2" text:outline-level="2">Tratamiento de imágenes: El Gimp</text:h>
      <text:p text:style-name="Text_20_body">El programa <text:span text:style-name="T1">Gimp</text:span> resolverá más que satisfactoriamente cualquier necesidad que se presente en cuanto a tratamiento de imágenes de bits, disponiendo de funcionalidades que lo hacen comparable al popular Photoshop.</text:p>
      <text:p text:style-name="Text_20_body">Gimp incluye permite la automatización de muchos procesos mediante macros o secuencias de comandos, para <text:s/>lo cual incluye un lenguaje específico.</text:p>
      <text:p text:style-name="Text_20_body">Pero si necesitamos efectuar un tratamiento masivo de imágenes y no deseamos aprender el Scheme (el lenguaje de programación que incorpora Photoshop), el kit de herramientas <text:span text:style-name="T1">ImageMagick</text:span> resolverá perfectamente nuestra necesidad.</text:p>
      <text:p text:style-name="Text_20_body">Referencias:<text:line-break/><text:a xlink:type="simple" xlink:href="http://www.gimp.org.es/">http://www.gimp.org.es/</text:a></text:p>
      <text:h text:style-name="Heading_20_2" text:outline-level="2">Compresión/descompresión de archivos</text:h>
      <text:p text:style-name="Text_20_body">La compresión y descompresión de archivos forma parte natural de cualquier sistema GNU/Linux, que de serie incorpora <text:span text:style-name="T1">gzip/gunzip</text:span> para ejecutar en consola. <text:s/>Todos los sistemas de escritorio de Ubuntu GNU/Linux incorporan su propia interfaz gráfica para comprimir y descomprimir archivos, admitiendo diversos formatos.</text:p>
      <text:h text:style-name="Heading_20_2" text:outline-level="2"><text:soft-page-break/>Navegadores: Firefox</text:h>
      <text:p text:style-name="Text_20_body">Para un proceso de migración, <text:span text:style-name="T1">Firefox</text:span>, de la familia Mozilla, heredero del mítico Netscape, es el navegador por excelencia, pues se puede utilizar tanto en Windows como en GNU/Linux.</text:p>
      <text:p text:style-name="Text_20_body">Una vez migrados a Linux, los usuarios que usen un escritorio KDE quizás se enamoren de <text:span text:style-name="T1">Konqueror</text:span>, un navegador y gestor de archivos con múltiples funcionalidades.</text:p>
      <text:p text:style-name="Text_20_body">Referencias:<text:line-break/><text:a xlink:type="simple" xlink:href="http://www.mozilla-europe.org/es/firefox/">http://www.mozilla-europe.org/es/firefox/</text:a></text:p>
      <text:h text:style-name="Heading_20_2" text:outline-level="2">Clientes de correo: Thunderbird</text:h>
      <text:p text:style-name="Text_20_body">Al igual que Firefox, el cliente de correo <text:span text:style-name="T1">Thunderbird</text:span>, de la familia Mozilla, permitirá una migración muy cómoda de Windows a GNU/Linux.</text:p>
      <text:p text:style-name="Text_20_body">Los usuarios avanzados de Outlook, quizás añoren la integración entre correo, calendario y agenda que les proporciona el programa de Microsoft. <text:s/>Para ellos puede estar especialmente indicado <text:span text:style-name="T1">Evolution</text:span>, que incluso dispone de un conector para servidores Exchange.</text:p>
      <text:p text:style-name="Text_20_body">Referencias<text:line-break/><text:a xlink:type="simple" xlink:href="http://www.mozilla-europe.org/es/products/thunderbird/">http://www.mozilla-europe.org/es/products/thunderbird/</text:a><text:line-break/><text:a xlink:type="simple" xlink:href="http://www.gnome.org/projects/evolution/">http://www.gnome.org/projects/evolution/</text:a><text:a xlink:type="simple" xlink:href="http://www.gnome.org/projects/evolution/"><text:line-break/>http://www.dipconsultants.com/evolution/</text:a></text:p>
      <text:h text:style-name="Heading_20_2" text:outline-level="2">Gestión de proyectos: Planner </text:h>
      <text:p text:style-name="Text_20_body"><text:span text:style-name="T1">Planner</text:span> es un gestor de proyectos que soporta gráficos Gantt, asignación de recursos e integración con otras aplicaciones GNOME. <text:s/>Sería un equivalente (limitado) a MS-Project.</text:p>
      <text:p text:style-name="Text_20_body">Si las necesidades de gestión de proyectos, responden a un entorno de trabajo colaborativo, donde diversas personas colaboran en el control del proyecto, también podríamos utilizar algún entorno de groupware accesible vía web que incorpore gestión de proyectos.</text:p>
      <text:p text:style-name="Text_20_body">Algunas referencias bastante amplias: <text:line-break/><text:a xlink:type="simple" xlink:href="http://www.navegapolis.net/content/view/56/49/">http://www.navegapolis.net/content/view/56/49/</text:a><text:a xlink:type="simple" xlink:href="http://www.navegapolis.net/content/view/56/49/"><text:line-break/></text:a><text:a xlink:type="simple" xlink:href="http://blogdejuls.blogspot.com/2008/01/software-libre-para-gestion-de.html">http://blogdejuls.blogspot.com/2008/01/software-libre-para-gestion-de.html</text:a><text:a xlink:type="simple" xlink:href="http://blogdejuls.blogspot.com/2008/01/software-libre-para-gestion-de.html"><text:line-break/></text:a><text:a xlink:type="simple" xlink:href="http://www.cdlibre.org/consultar/catalogo/Ofimatica_Gestion-de-proyectos.html">http://www.cdlibre.org/consultar/catalogo/Ofimatica_Gestion-de-proyectos.html</text:a></text:p>
      <text:h text:style-name="Heading_20_2" text:outline-level="2">Agendas y calendarios </text:h>
      <text:p text:style-name="Text_20_body">Siguiendo con la familia Mozilla, está disponible <text:span text:style-name="T1">Sunbird</text:span>, que permite establecer citas y tareas, pero no se integra con el servicio de correo electrónico.</text:p>
      <text:p text:style-name="Text_20_body"><text:span text:style-name="T1">Actualización</text:span>: la extensión Lightning para Thunderbird soluciona esta integración:<text:line-break/><text:a xlink:type="simple" xlink:href="http://www.mozilla.org/projects/calendar/lightning/">http://www.mozilla.org/projects/calendar/lightning/</text:a></text:p>
      <text:p text:style-name="Text_20_body">Una solución interesante es <text:span text:style-name="T1">Evolution</text:span>, que como cometamos en el apartado de clientes de correo, además de estar muy integrado, dispone de conectividad con servidores Exchange y sincroniza con dispositivos Palm y con móviles con sistema Symbian (verificar).</text:p>
      <text:p text:style-name="Text_20_body">Existe una versión de Evolution para Windows.</text:p>
      <text:p text:style-name="Text_20_body">Referencias:<text:line-break/><text:a xlink:type="simple" xlink:href="http://www.mozilla.org/projects/calendar/sunbird/">http://www.mozilla.org/projects/calendar/sunbird/</text:a><text:line-break/><text:a xlink:type="simple" xlink:href="http://www.gnome.org/projects/evolution/">http://www.gnome.org/projects/evolution/</text:a><text:a xlink:type="simple" xlink:href="http://www.gnome.org/projects/evolution/"><text:line-break/>http://www.dipconsultants.com/evolution/</text:a></text:p>
      <text:h text:style-name="Heading_20_2" text:outline-level="2"><text:soft-page-break/>Mensajería instantánea: Pidgin</text:h>
      <text:p text:style-name="Text_20_body"><text:span text:style-name="T1">Pidgin</text:span> (antes denominado Gaim) es un cliente de mensajería electrónica multiprotocolo, mediante el cual se puede conectar con redes Jabber, MSN, Yahoo, IRC y otras.</text:p>
      <text:p text:style-name="Text_20_body">Si la mensajería instantánea es un factor estratégico para la organización, incluso se puede instalar un servidor <text:span text:style-name="T1">Jabber</text:span> en un entorno de intranet, que permitirá la comunicación permanente entre los miembros de la organización.</text:p>
      <text:p text:style-name="Text_20_body">Referencias:<text:line-break/><text:a xlink:type="simple" xlink:href="http://www.pidgin.im/">http://www.pidgin.im/</text:a></text:p>
      <text:h text:style-name="Heading_20_2" text:outline-level="2">Antivirus y seguridad</text:h>
      <text:p text:style-name="Text_20_body">No hay ninguna necesidad de usar antivirus en GNU/Linux. <text:s/>Para que un virus dañase al sistema GNU/Linux haría falta:</text:p>
      <text:list xml:id="list194101898141220" text:continue-list="list194101808162611" text:style-name="Numbering_20_1">
        <text:list-item>
          <text:list>
            <text:list-item text:start-value="1">
              <text:p text:style-name="P5">Recibir el virus (por disquete, correo electrónico, etc)</text:p>
            </text:list-item>
            <text:list-item>
              <text:p text:style-name="P5">Por sí solo el virus no sería autoejecutable, así que le deberíamos dar permisos de ejecución a propósito.</text:p>
            </text:list-item>
            <text:list-item>
              <text:p text:style-name="P5">En este caso, y de tener efectos destructivos, dada la naturaleza de los permisos en Linux, tan sólo podría dañar el área del usuario, siendo imposible dañar al sistema.</text:p>
            </text:list-item>
          </text:list>
        </text:list-item>
      </text:list>
      <text:p text:style-name="Text_20_body">Entonces, ¿por qué existen antivirus para Linux? <text:s/>Pues porque muchos sistemas GNU/Linux ofrecen servicios a clientes Windows. <text:s/>Por ejemplo, servidores de correo o <text:s/>servidores de archivos; en ese caso puede ser conveniente un antivirus para que no permita que se infiltren virus que pueden ir a parar a los usuarios con Windows.</text:p>
      <text:p text:style-name="Text_20_body">Si se desea cifrar discos o carpetas, <text:span text:style-name="T1">TrueCrypt</text:span>, funciona tanto en Windows como en GNU/Linux.</text:p>
      <text:p text:style-name="Text_20_body">Referèncias:<text:line-break/><text:a xlink:type="simple" xlink:href="http://www.kriptopolis.org/antivirus-para-linux">http://www.kriptopolis.org/antivirus-para-linux</text:a><text:a xlink:type="simple" xlink:href="http://www.kriptopolis.org/antivirus-para-linux"><text:line-break/></text:a><text:a xlink:type="simple" xlink:href="http://www.truecrypt.org/">http://www.truecrypt.org/</text:a></text:p>
      <text:h text:style-name="Heading_20_1" text:outline-level="1">Sistema operativo</text:h>
      <text:p text:style-name="Text_20_body">Existen diferentes sistemas operativos libres (GNU/Linux, OpenSolaris, FreeBSD, OpenBSD, etc). <text:s/>Todos ellos derivan de UNIX System V y cumplen el estándar POSIX, así que no hay grandes diferencias entre ellos.</text:p>
      <text:p text:style-name="Text_20_body">Dentro de los sistemas <text:span text:style-name="T1">GNU/Linux</text:span> existen diferentes distribuciones cuyas diferencias pueden consistir en:</text:p>
      <text:list xml:id="list194101908169537" text:continue-list="list194101898141220" text:style-name="Numbering_20_1">
        <text:list-item>
          <text:list>
            <text:list-item text:start-value="1">
              <text:p text:style-name="P5">cantidad de paquetes (programas) suministrados en la distribución</text:p>
            </text:list-item>
            <text:list-item>
              <text:p text:style-name="P5">sistema de distribución de paquetes (RPM, DEB u otros)</text:p>
            </text:list-item>
            <text:list-item>
              <text:p text:style-name="P5">jerarquía del sistema de archivos (como mucho, pequeñas variaciones)</text:p>
            </text:list-item>
            <text:list-item>
              <text:p text:style-name="P5">mayor o menor facilidad de uso para usuarios no informáticos</text:p>
            </text:list-item>
            <text:list-item>
              <text:p text:style-name="P5">localizaciones (idiomas) disponibles</text:p>
            </text:list-item>
            <text:list-item>
              <text:p text:style-name="P5">disponibilidad de programas de administración adicionales u orientados a necesidades empresariales específicas (no siempre libres)</text:p>
            </text:list-item>
          </text:list>
        </text:list-item>
      </text:list>
      <text:p text:style-name="Text_20_body">El criterio para escoger un sistema, podría ser facilidad de uso, la disponibilidad en determinado idioma, etc.</text:p>
      <text:p text:style-name="Text_20_body">A estos efectos, seria tan válido Ubuntu como SuSE, Fedora (RedHat), Mandriva o la propia Debian (en la que se basa Ubuntu)</text:p>
      <text:p text:style-name="Text_20_body">Nuestra recomendación se decantaría por <text:span text:style-name="T1">Ubuntu</text:span> especialmente por:</text:p>
      <text:list xml:id="list194101928145676" text:continue-list="list194101908169537" text:style-name="Numbering_20_1">
        <text:list-item>
          <text:list>
            <text:list-item text:start-value="1">
              <text:p text:style-name="P5">Facilidad de instalación, configuración, actualización y uso (como casi todas las distribuciones citadas).</text:p>
            </text:list-item>
            <text:list-item>
              <text:p text:style-name="P5"><text:soft-page-break/>Excelente localización en español y catalán (la última vez que probamos SuSE, adolecía de limitaciones en este sentido, por ejemplo, no disponía de la versión en catalán de OpenOffice.org).</text:p>
            </text:list-item>
            <text:list-item>
              <text:p text:style-name="P5">Disponibilidad de controladores propietarios privativos que pueden ser precisos para algunos dispositivos de hardware.</text:p>
            </text:list-item>
            <text:list-item>
              <text:p text:style-name="P5">Inmensa cantidad de programas instalables directamente desde sus repositorios (posiblemente todos los programas que necesitemos)</text:p>
            </text:list-item>
            <text:list-item>
              <text:p text:style-name="P5">Disponibilidad de versiones específicamente orientadas a tareas de servidor y para instalaciones personalizadas.</text:p>
            </text:list-item>
          </text:list>
        </text:list-item>
      </text:list>
      <text:p text:style-name="Text_20_body">Factor subjetivo: nos ha hecho sentido muy cómodos desde que la probamos.</text:p>
      <text:h text:style-name="Heading_20_2" text:outline-level="2">Entorno de escritorio</text:h>
      <text:p text:style-name="Text_20_body">A diferencia de Windows, en los sistemas GNU/Linux existe la posibilidad de escoger distintos entornos de escritorio; entre los más populares encontramos:</text:p>
      <text:list xml:id="list194101938157049" text:continue-list="list194101928145676" text:style-name="Numbering_20_1">
        <text:list-item>
          <text:list>
            <text:list-item text:start-value="1">
              <text:p text:style-name="P5"><text:span text:style-name="T1">GNOME</text:span> (basado en la biblioteca de controles gráficos GTK, diseñados originalmente para el programa Gimp)</text:p>
            </text:list-item>
            <text:list-item>
              <text:p text:style-name="P5"><text:span text:style-name="T1">KDE</text:span> (basado en la biblioteca de controles gráficos QT, que en un principio no eran del todo libres)</text:p>
            </text:list-item>
            <text:list-item>
              <text:p text:style-name="P5"><text:span text:style-name="T1">XFCE</text:span> (basado en GTK pero especialmente ligero, adaptado para máquinas con escasos recursos.</text:p>
            </text:list-item>
          </text:list>
        </text:list-item>
      </text:list>
      <text:p text:style-name="Text_20_body">Cada uno de ellos dispone de determinados programas (navegadores, editores, consolas, etc.) orientados a una integración perfecta en el propio sistema de escritorios. <text:s/></text:p>
      <text:p text:style-name="Text_20_body">Pero esto no es ningún obstáculo, pues hoy día se integran con facilidad unos y otros. <text:s/>Por ejemplo, en nuestro escritorio GNOME, podemos usar a perfección el grabador de CD/DVD K3B, diseñado inicialmente para KDE. <text:s/>El único coste es en términos de recursos, pues el uso en un escritorio de un programa diseñado otro, exige la carga en memoria de ambos conjuntos de bibliotecas.</text:p>
      <text:p text:style-name="Text_20_body">Si nuestro parque de ordenadores tiene máquinas con escasos recursos de memoria o procesador, para ellas resultará ideal el uso de XFCE, por su poco peso y optimizado uso de recursos.</text:p>
      <text:p text:style-name="Text_20_body">Ubuntu, por defecto se instala con GNOME, pero se puede instalar cualquier otro escritorio desde sus repositorios de programas.</text:p>
      <text:p text:style-name="Text_20_body">En términos generales, para usuarios provinientes de Windows, se puede recomendar KDE, pues su apariencia les resultará más familiar.</text:p>
      <text:p text:style-name="Text_20_body">No obstante, se pueden dejar instalados ambos escritorios, y el usuario puede escoger inciar sesión con uno u otro.</text:p>
      <text:h text:style-name="Heading_20_2" text:outline-level="2">Instalación desatendida</text:h>
      <text:p text:style-name="Text_20_body">Si nuestro parque de ordenadores es muy extenso, uno de los problemas con que podemos encontrarnos es que la instalación puede consumir mucho tiempo de técnico de sistemas, al tener que ir máquina por máquina para perfilar detalles de la instalación.</text:p>
      <text:p text:style-name="Text_20_body">Mediante el uso de la Server Edition de Ubuntu, se pueden disponer de diferentes beneficios, entre los cuales se cuenta la instalación desatendida. <text:s/>Al final de este apartado se relacionan diferentes recursos de ayuda sobre esta cuestión.</text:p>
      <text:h text:style-name="Heading_20_2" text:outline-level="2">Entorno de red</text:h>
      <text:p text:style-name="Text_20_body">En un entorno corporativo, dispondremos de uno o más servidores que proporcionarán diferentes servicios. <text:s/>GNU/Linux nos proporcionará solución a cualquier necesidad:</text:p>
      <text:list xml:id="list194102058147380" text:continue-list="list194101938157049" text:style-name="Numbering_20_1">
        <text:list-item>
          <text:list>
            <text:list-item text:start-value="1">
              <text:p text:style-name="P6">Autenticación centralizada de usuarios</text:p>
              <text:list>
                <text:list-item>
                  <text:p text:style-name="P5"><text:soft-page-break/><text:span text:style-name="T1">NIS</text:span> permite replicar los datos de acceso de usuarios y grupos a lo largo de la red, que también proveerá la información de grupos de usuarios o nombres de nodo.</text:p>
                </text:list-item>
                <text:list-item>
                  <text:p text:style-name="P5"><text:span text:style-name="T1">LDAP</text:span> es otra alternativa más avanzada para resolver esta misma cuestión, pues además puede contener datos de contacto del usuario, ubicación de diversos recursos de la red, permisos o certificados; una de las implementaciones más populares de LDAP es el conocido <text:span text:style-name="T2">Active Directory</text:span> de Microsoft.</text:p>
                </text:list-item>
              </text:list>
            </text:list-item>
            <text:list-item>
              <text:p text:style-name="P6">Compartición de archivos</text:p>
              <text:list>
                <text:list-item>
                  <text:p text:style-name="P7"><text:span text:style-name="T1">NFS</text:span> es el sistema de red más popular para compartir archivos en sistemas GNU/Linux y permite montar directorios ubicados en dispositivos remotos en el propio sistema de archivos. <text:s/>Los puestos de trabajo Windows pueden acceder a sistemas NFS mediante el uso de <text:span text:style-name="T2">Windows Services for UNIX</text:span><text:span text:style-name="T3">.</text:span></text:p>
                </text:list-item>
                <text:list-item>
                  <text:p text:style-name="P7"><text:span text:style-name="T4">SAMBA</text:span><text:span text:style-name="T3"> es una implementación libre del protocolo de archivos compartidos de Microsoft Windows. <text:s/>Nos permitirá acceder desde equipos GNU/Linux a archivos compartidos en sistemas Windows, así como acceder desde equipos Windows a servidores de archivos GNU/Linux.</text:span></text:p>
                </text:list-item>
              </text:list>
            </text:list-item>
          </text:list>
        </text:list-item>
      </text:list>
      <text:p text:style-name="P3"><text:span text:style-name="T3">En función del número de puestos de trabajo a migrar y de la estructura actual de recursos compartidos, puede ser conveniente decantarse por unos u otros sistemas. <text:s/>Si no hay unos requerimientos específicos que aconsejen otra cosa, y considerando que estaremos ante un entorno de trabajo mixto Windows / GNU/Linux recomendaríamos </text:span><text:span text:style-name="T4">LDAP</text:span><text:span text:style-name="T3"> y </text:span><text:span text:style-name="T4">SAMBA</text:span><text:span text:style-name="T3">.</text:span></text:p>
      <text:h text:style-name="Heading_20_2" text:outline-level="2">Referencias y enlaces</text:h>
      <text:p text:style-name="Text_20_body">Guía oficial de la Server Edition:<text:line-break/><text:a xlink:type="simple" xlink:href="https://help.ubuntu.com/8.04/serverguide/C/index.html">https://help.ubuntu.com/8.04/serverguide/C/index.html</text:a></text:p>
      <text:p text:style-name="Text_20_body">Recomendaciones específicas para migración de Windows a Ubuntu Linux:<text:line-break/><text:a xlink:type="simple" xlink:href="https://help.ubuntu.com/community/SwitchingToUbuntu/FromWindows">https://help.ubuntu.com/community/SwitchingToUbuntu/FromWindows</text:a><text:a xlink:type="simple" xlink:href="https://help.ubuntu.com/community/SwitchingToUbuntu/FromWindows"><text:line-break/></text:a><text:a xlink:type="simple" xlink:href="http://doc.ubuntu.com/ubuntu/switching/">http://doc.ubuntu.com/ubuntu/switching/</text:a></text:p>
      <text:p text:style-name="Text_20_body">Recomendaciones específicas para configuración en un entorno corporativo:<text:line-break/><text:a xlink:type="simple" xlink:href="https://help.ubuntu.com/community/CorporateUbuntu">https://help.ubuntu.com/community/CorporateUbuntu</text:a></text:p>
      <text:p text:style-name="Text_20_body">Notas para una instalación vía red local:<text:line-break/><text:a xlink:type="simple" xlink:href="https://help.ubuntu.com/community/Installation/Netboot">https://help.ubuntu.com/community/Installation/Netboot</text:a></text:p>
      <text:p text:style-name="Text_20_body">Múltiples instalaciones por red local:<text:line-break/><text:a xlink:type="simple" xlink:href="http://www.debuntu.org/how-to-unattended-ubuntu-network-install">http://www.debuntu.org/how-to-unattended-ubuntu-network-install</text:a><text:a xlink:type="simple" xlink:href="http://www.debuntu.org/how-to-unattended-ubuntu-network-install"><text:line-break/></text:a><text:a xlink:type="simple" xlink:href="http://www.informatik.uni-koeln.de/fai/">http://www.informatik.uni-koeln.de/fai/</text:a></text:p>
      <text:p text:style-name="Text_20_body">Una web que ayuda a crear un perfil de configuración para instalaciones automatizadas:<text:line-break/><text:a xlink:type="simple" xlink:href="http://www.instalinux.com/">http://www.instalinux.com/</text:a></text:p>
      <text:p text:style-name="Text_20_body"/>
      <text:h text:style-name="Heading_20_1" text:outline-level="1">Soluciones para programas <text:span text:style-name="T2">only-Windows</text:span></text:h>
      <text:p text:style-name="Text_20_body">Hay programas que deben usarse sí o sí, y que tan sólo están disponibles para Windows.</text:p>
      <text:p text:style-name="Text_20_body">Posibles soluciones:</text:p>
      <text:h text:style-name="Heading_20_2" text:outline-level="2">Wine</text:h>
      <text:p text:style-name="Text_20_body"><text:span text:style-name="T1">Wine</text:span> es un emulador de las bibliotecas de Windows, que permite que los programas corran tal cual en un sistema GNU/Linux sin tener Windows instalado. <text:s/>Algunos programas funcionan a la primera, pero en muchos casos necesitan un poco de tuneo o copiar bibliotecas DLL. <text:s/>Existe una versión derivada comercial, <text:span text:style-name="T1">CrossOver Office</text:span>, con varios parches añadidos, y herramientas de configuración más fáciles de usar, especialmente adaptada para correr Microsoft Office.</text:p>
      <text:p text:style-name="Text_20_body"><text:soft-page-break/>Referencias:<text:line-break/><text:a xlink:type="simple" xlink:href="http://www.winehq.org/">http://www.winehq.org/</text:a><text:line-break/><text:a xlink:type="simple" xlink:href="http://www.codeweavers.com/">http://www.codeweavers.com/</text:a></text:p>
      <text:h text:style-name="Heading_20_2" text:outline-level="2">PC virtual</text:h>
      <text:p text:style-name="Text_20_body"><text:span text:style-name="T1">VirtualBox</text:span> o <text:span text:style-name="T1">VMWare</text:span> son emuladores de PC virtual, que permiten instalar en ellos un sistema operativo completo. <text:s/>Son una solución perfecta para correr programas para Windows, pero exigen disponer de una licencia del sistema operativo invitado.</text:p>
      <text:p text:style-name="Text_20_body">Referencias:<text:line-break/><text:a xlink:type="simple" xlink:href="http://www.virtualbox.org/">http://www.virtualbox.org/</text:a><text:a xlink:type="simple" xlink:href="http://www.virtualbox.org/"><text:line-break/></text:a><text:a xlink:type="simple" xlink:href="http://www.vmware.com/">http://www.vmware.com/</text:a></text:p>
      <text:h text:style-name="Heading_20_2" text:outline-level="2">Remote Desktop (Terminal Server)</text:h>
      <text:p text:style-name="Text_20_body">Para optimizar el coste de licencias de Windows necesarias, también puede resultar interesante instalar un servidor Windows con los programas imprescindibles y acceder a él vía <text:span text:style-name="T1">Remote Desktop</text:span> o <text:span text:style-name="T1">VNC</text:span>.</text:p>
      <text:p text:style-name="Text_20_body">Referencias:<text:line-break/><text:a xlink:type="simple" xlink:href="http://www.tightvnc.com/">http://www.tightvnc.com/</text:a><text:line-break/><text:a xlink:type="simple" xlink:href="http://www.realvnc.com/">http://www.realvnc.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adornments="Regular" style:font-pitch="variable" style:font-charset="x-symbol"/>
    <style:font-face style:name="Tahoma2" svg:font-family="Tahoma"/>
    <style:font-face style:name="Courier New" svg:font-family="'Courier New'" style:font-family-generic="modern" style:font-pitch="fixed"/>
    <style:font-face style:name="Arial Unicode MS1" svg:font-family="'Arial Unicode MS'" style:font-pitch="variable"/>
    <style:font-face style:name="Tahoma" svg:font-family="Tahoma" style:font-pitch="variable"/>
    <style:font-face style:name="Bitstream Vera Serif" svg:font-family="'Bitstream Vera Serif'" style:font-adornments="Roman" style:font-family-generic="roman" style:font-pitch="variable"/>
    <style:font-face style:name="SunSans-Heavy" svg:font-family="SunSans-Heavy" style:font-family-generic="roman" style:font-pitch="variable"/>
    <style:font-face style:name="SunSans-Italic" svg:font-family="SunSans-Italic" style:font-family-generic="roman" style:font-pitch="variable"/>
    <style:font-face style:name="SunSans-Regular" svg:font-family="SunSans-Regular" style:font-family-generic="roman" style:font-pitch="variable"/>
    <style:font-face style:name="Sunsans Demi" svg:font-family="'Sunsans Demi'"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Negrita" style:font-family-generic="swiss" style:font-pitch="variable"/>
    <style:font-face style:name="Bitstream Vera Sans2" svg:font-family="'Bitstream Vera Sans'" style:font-adornments="Roman" style:font-family-generic="swiss" style:font-pitch="variable"/>
    <style:font-face style:name="Courier New1" svg:font-family="'Courier New'"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1" style:font-size-asian="12pt" style:language-asian="es" style:country-asian="ES" style:font-name-complex="Tahoma"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Arial Unicode MS1"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style-name="Normal" style:font-family-generic="swiss" style:font-pitch="variable" fo:font-size="14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orphans="2" fo:widows="2" style:page-number="auto"/>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style style:name="Heading_20_2" style:display-name="Heading 2" style:family="paragraph" style:parent-style-name="Heading" style:next-style-name="Text_20_body" style:default-outline-level="2" style:class="text" style:master-page-name="">
      <style:paragraph-properties style:page-number="auto" style:shadow="none"/>
      <style:text-properties fo:font-size="12pt"/>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style-name="Bold Oblique" style:font-family-generic="swiss" style:font-pitch="variable" fo:font-size="10pt" fo:font-style="normal" fo:font-weight="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style-name="Bold Oblique" style:font-family-generic="swiss" style:font-pitch="variable" fo:font-size="10pt" fo:font-style="normal" fo:font-weight="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2" fo:font-family="'Bitstream Vera Sans'" style:font-style-name="Roman" style:font-family-generic="swiss" style:font-pitch="variable" fo:font-size="12pt"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2" fo:font-family="'Bitstream Vera Sans'" style:font-style-name="Roman"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Bitstream Vera Sans" fo:font-family="'Bitstream Vera Sans'" style:font-style-name="Negrita"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3cm" fo:margin-bottom="0.21cm" style:contextual-spacing="false" fo:text-align="center" style:justify-single-word="false"/>
      <style:text-properties fo:font-size="14pt" fo:font-style="italic" style:font-size-asian="14pt" style:font-style-asian="italic" style:font-weight-asian="normal"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gura" style:family="paragraph" style:parent-style-name="Caption">
      <style:text-properties fo:font-size="8pt"/>
    </style:style>
    <style:style style:name="listado" style:family="paragraph" style:parent-style-name="Standard" style:list-style-name="Numbering_20_1">
      <style:paragraph-properties fo:margin-top="0.3cm" fo:margin-bottom="0cm" style:contextual-spacing="false"/>
      <style:text-properties style:font-name="Bitstream Vera Serif" fo:font-family="'Bitstream Vera Serif'" style:font-style-name="Roman" style:font-family-generic="roman" style:font-pitch="variable" fo:font-size="10.5pt"/>
    </style:style>
    <style:style style:name="listado2" style:family="paragraph" style:parent-style-name="listado" style:list-style-name="Numbering_20_1">
      <style:paragraph-properties fo:margin-top="0.101cm" fo:margin-bottom="0cm" style:contextual-spacing="false"/>
    </style:style>
    <style:style style:name="destaque" style:family="paragraph" style:parent-style-name="Standard" style:class="text">
      <style:paragraph-properties fo:margin-left="3cm" fo:margin-right="3cm" fo:text-indent="0cm" style:auto-text-indent="false" fo:background-color="#ffffcc" fo:padding="0.15cm" fo:border="0.99pt solid #808080" style:shadow="#c0c0c0 0.18cm 0.18cm">
        <style:background-image/>
      </style:paragraph-properties>
    </style:style>
    <style:style style:name="Licencia" style:family="paragraph" style:parent-style-name="Text_20_body" style:class="text">
      <style:text-properties fo:font-size="9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cm" style:contextual-spacing="false" fo:text-align="center" style:justify-single-word="false" fo:text-indent="0cm" style:auto-text-indent="false"/>
      <style:text-properties fo:font-size="36pt" style:font-size-asian="36pt" style:font-size-complex="36pt"/>
    </style:style>
    <style:style style:name="Encabezado1" style:family="paragraph" style:parent-style-name="Standard">
      <style:paragraph-properties fo:margin-top="0.42cm" fo:margin-bottom="0.21cm" style:contextual-spacing="false"/>
      <style:text-properties fo:font-size="18pt" fo:font-weight="bold" style:font-size-asian="18pt" style:font-weight-asian="bold" style:font-size-complex="18pt" style:font-weight-complex="bold"/>
    </style:style>
    <style:style style:name="Encabezado2" style:family="paragraph" style:parent-style-name="Standard">
      <style:paragraph-properties fo:margin-top="0.42cm" fo:margin-bottom="0.21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Línea_20_de_20_dimensiones" style:display-name="Línea de dimensiones" style:family="paragraph" style:parent-style-name="Standard">
      <style:text-properties fo:font-size="12pt" style:font-size-asian="12pt" style:font-size-complex="12pt"/>
    </style:style>
    <style:style style:name="m_5f_slides_7e_LT_7e_Gliederung_20_1" style:display-name="m_slides~LT~Gliederung 1" style:family="paragraph">
      <style:paragraph-properties fo:margin-left="1.349cm" fo:margin-right="0cm" fo:margin-top="0.508cm" fo:margin-bottom="0cm" style:contextual-spacing="false" fo:text-align="start" style:justify-single-word="false" fo:text-indent="0cm" style:auto-text-indent="false" style:text-autospace="none"/>
      <style:text-properties fo:color="#666666" style:text-outline="false" style:text-line-through-style="none" style:text-line-through-type="none" style:font-name="Arial Unicode MS" fo:font-family="'Arial Unicode MS'" style:font-family-generic="swiss" style:font-pitch="variable" fo:font-size="28pt" fo:font-style="normal" fo:text-shadow="none" style:text-underline-style="none" fo:font-weight="normal" style:font-name-asian="Arial Unicode MS" style:font-family-asian="'Arial Unicode MS'" style:font-family-generic-asian="swiss" style:font-pitch-asian="variable" style:font-size-asian="28pt" style:font-style-asian="normal" style:font-weight-asian="normal" style:font-name-complex="Arial Unicode MS" style:font-family-complex="'Arial Unicode MS'" style:font-family-generic-complex="swiss" style:font-pitch-complex="variable" style:font-size-complex="28pt" style:font-style-complex="normal" style:font-weight-complex="normal"/>
    </style:style>
    <style:style style:name="m_5f_slides_7e_LT_7e_Gliederung_20_2" style:display-name="m_slides~LT~Gliederung 2" style:family="paragraph" style:parent-style-name="m_5f_slides_7e_LT_7e_Gliederung_20_1">
      <style:paragraph-properties fo:margin-left="2.401cm" fo:margin-right="0cm" fo:margin-top="0.131cm" fo:margin-bottom="0.199cm" style:contextual-spacing="false" fo:text-indent="-0.801cm" style:auto-text-indent="false">
        <style:tab-stops/>
      </style:paragraph-properties>
      <style:text-properties fo:font-size="24pt" style:font-size-asian="24pt" style:font-size-complex="24pt"/>
    </style:style>
    <style:style style:name="m_5f_slides_7e_LT_7e_Gliederung_20_3" style:display-name="m_slides~LT~Gliederung 3" style:family="paragraph" style:parent-style-name="m_5f_slides_7e_LT_7e_Gliederung_20_2">
      <style:paragraph-properties fo:margin-left="3.6cm" fo:margin-right="0cm" fo:margin-top="0cm" fo:margin-bottom="0.199cm" style:contextual-spacing="false" fo:text-indent="-0.6cm" style:auto-text-indent="false">
        <style:tab-stops/>
      </style:paragraph-properties>
    </style:style>
    <style:style style:name="m_5f_slides_7e_LT_7e_Gliederung_20_4" style:display-name="m_slides~LT~Gliederung 4" style:family="paragraph" style:parent-style-name="m_5f_slides_7e_LT_7e_Gliederung_20_3">
      <style:paragraph-properties fo:margin-left="4.8cm" fo:margin-right="0cm" fo:text-indent="-0.6cm" style:auto-text-indent="false">
        <style:tab-stops/>
      </style:paragraph-properties>
      <style:text-properties fo:font-size="20pt" style:font-size-asian="20pt" style:font-size-complex="20pt"/>
    </style:style>
    <style:style style:name="m_5f_slides_7e_LT_7e_Gliederung_20_5" style:display-name="m_slides~LT~Gliederung 5" style:family="paragraph" style:parent-style-name="m_5f_slides_7e_LT_7e_Gliederung_20_4">
      <style:paragraph-properties fo:margin-left="6.001cm" fo:margin-right="0cm" fo:margin-top="0cm" fo:margin-bottom="0.101cm" style:contextual-spacing="false" fo:text-indent="-0.6cm" style:auto-text-indent="false">
        <style:tab-stops/>
      </style:paragraph-properties>
    </style:style>
    <style:style style:name="m_5f_slides_7e_LT_7e_Gliederung_20_6" style:display-name="m_slides~LT~Gliederung 6" style:family="paragraph" style:parent-style-name="m_5f_slides_7e_LT_7e_Gliederung_20_5">
      <style:paragraph-properties fo:margin-left="7.2cm" fo:margin-right="0cm" fo:text-indent="-0.6cm" style:auto-text-indent="false">
        <style:tab-stops/>
      </style:paragraph-properties>
    </style:style>
    <style:style style:name="m_5f_slides_7e_LT_7e_Gliederung_20_7" style:display-name="m_slides~LT~Gliederung 7" style:family="paragraph" style:parent-style-name="m_5f_slides_7e_LT_7e_Gliederung_20_6">
      <style:paragraph-properties fo:margin-left="8.4cm" fo:margin-right="0cm" fo:text-indent="-0.6cm" style:auto-text-indent="false">
        <style:tab-stops/>
      </style:paragraph-properties>
    </style:style>
    <style:style style:name="m_5f_slides_7e_LT_7e_Gliederung_20_8" style:display-name="m_slides~LT~Gliederung 8" style:family="paragraph" style:parent-style-name="m_5f_slides_7e_LT_7e_Gliederung_20_7">
      <style:paragraph-properties fo:margin-left="9.601cm" fo:margin-right="0cm" fo:text-indent="-0.6cm" style:auto-text-indent="false">
        <style:tab-stops/>
      </style:paragraph-properties>
    </style:style>
    <style:style style:name="m_5f_slides_7e_LT_7e_Gliederung_20_9" style:display-name="m_slides~LT~Gliederung 9" style:family="paragraph" style:parent-style-name="m_5f_slides_7e_LT_7e_Gliederung_20_8">
      <style:paragraph-properties fo:margin-left="10.8cm" fo:margin-right="0cm" fo:text-indent="-0.6cm" style:auto-text-indent="false">
        <style:tab-stops/>
      </style:paragraph-properties>
    </style:style>
    <style:style style:name="m_5f_slides_7e_LT_7e_Titel" style:display-name="m_slides~LT~Titel" style:family="paragraph">
      <style:paragraph-properties fo:line-height="85%" fo:text-align="start" style:justify-single-word="false" style:text-autospace="none"/>
      <style:text-properties fo:color="#cccccc"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style>
    <style:style style:name="m_5f_slides_7e_LT_7e_Untertitel" style:display-name="m_slides~LT~Untertitel" style:family="paragraph">
      <style:paragraph-properties fo:margin-left="0cm" fo:margin-right="0cm" fo:text-align="center" style:justify-single-word="false" fo:text-indent="0cm" style:auto-text-indent="false" style:text-autospace="none"/>
      <style:text-properties fo:color="#000000"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style>
    <style:style style:name="m_5f_slides_7e_LT_7e_Notizen" style:display-name="m_slides~LT~Notizen" style:family="paragraph">
      <style:paragraph-properties style:text-autospace="none"/>
      <style:text-properties fo:color="#000000"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style>
    <style:style style:name="m_5f_slides_7e_LT_7e_Hintergrundobjekte" style:display-name="m_slides~LT~Hintergrundobjekte" style:family="paragraph">
      <style:paragraph-properties style:text-autospace="none"/>
    </style:style>
    <style:style style:name="m_5f_slides_7e_LT_7e_Hintergrund" style:display-name="m_slides~LT~Hintergrund" style:family="paragraph">
      <style:paragraph-properties style:text-autospace="none"/>
    </style:style>
    <style:style style:name="WW-Título" style:family="paragraph">
      <style:paragraph-properties fo:text-align="center" style:justify-single-word="false" style:text-autospace="none"/>
      <style:text-properties fo:color="#666666" style:text-outline="false" style:text-line-through-style="none" style:text-line-through-type="none" style:font-name="Albany" fo:font-family="Albany" style:font-family-generic="swiss" style:font-pitch="variable" fo:font-size="40pt" fo:font-style="normal" fo:text-shadow="none"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Objetos_20_de_20_fondo" style:display-name="Objetos de fondo" style:family="paragraph">
      <style:paragraph-properties style:text-autospace="none"/>
    </style:style>
    <style:style style:name="Fondo" style:family="paragraph">
      <style:paragraph-properties style:text-autospace="none"/>
    </style:style>
    <style:style style:name="Notas" style:family="paragraph">
      <style:paragraph-properties style:text-autospace="none"/>
      <style:text-properties fo:color="#000000" style:text-outline="false" style:text-line-through-style="none" style:text-line-through-type="none" style:font-name="SunSans-Regular" fo:font-family="SunSans-Regular" style:font-family-generic="roman" style:font-pitch="variable" fo:font-size="24pt" fo:font-style="normal" fo:text-shadow="none" style:text-underline-style="none" fo:font-weight="normal" style:font-name-asian="SunSans-Regular" style:font-family-asian="SunSans-Regular" style:font-family-generic-asian="roman" style:font-pitch-asian="variable" style:font-size-asian="24pt" style:font-style-asian="normal" style:font-weight-asian="normal" style:font-name-complex="SunSans-Regular" style:font-family-complex="SunSans-Regular" style:font-family-generic-complex="roman" style:font-pitch-complex="variable" style:font-size-complex="24pt" style:font-style-complex="normal" style:font-weight-complex="normal"/>
    </style:style>
    <style:style style:name="Esquema_20_1" style:display-name="Esquema 1" style:family="paragraph">
      <style:paragraph-properties fo:margin-left="1.199cm" fo:margin-right="0cm" fo:margin-top="0cm" fo:margin-bottom="0.499cm" style:contextual-spacing="false" fo:text-align="start" style:justify-single-word="false" fo:text-indent="0cm" style:auto-text-indent="false" style:text-autospace="none"/>
      <style:text-properties fo:color="#666666" style:text-outline="false" style:text-line-through-style="none" style:text-line-through-type="none" style:font-name="Albany" fo:font-family="Albany" style:font-family-generic="swiss" style:font-pitch="variable" fo:font-size="32pt" fo:font-style="normal" fo:text-shadow="none" style:text-underline-style="none" fo:font-weight="normal" style:font-name-asian="Albany" style:font-family-asian="Albany" style:font-family-generic-asian="swiss" style:font-pitch-asian="variable" style:font-size-asian="32pt" style:font-style-asian="normal" style:font-weight-asian="normal" style:font-name-complex="Albany" style:font-family-complex="Albany" style:font-family-generic-complex="swiss" style:font-pitch-complex="variable" style:font-size-complex="32pt" style:font-style-complex="normal" style:font-weight-complex="normal"/>
    </style:style>
    <style:style style:name="Esquema_20_2" style:display-name="Esquema 2" style:family="paragraph" style:parent-style-name="Esquema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6.001cm" fo:margin-right="0cm" fo:margin-top="0cm" fo:margin-bottom="0.101cm" style:contextual-spacing="false" fo:text-indent="-0.6cm" style:auto-text-indent="false">
        <style:tab-stops/>
      </style:paragraph-properties>
    </style:style>
    <style:style style:name="Esquema_20_6" style:display-name="Esquema 6" style:family="paragraph" style:parent-style-name="Esquema_20_5">
      <style:paragraph-properties fo:margin-left="7.2cm" fo:margin-right="0cm" fo:text-indent="-0.6cm" style:auto-text-indent="false">
        <style:tab-stops/>
      </style:paragraph-properties>
    </style:style>
    <style:style style:name="Esquema_20_7" style:display-name="Esquema 7" style:family="paragraph" style:parent-style-name="Esquema_20_6">
      <style:paragraph-properties fo:margin-left="8.4cm" fo:margin-right="0cm" fo:text-indent="-0.6cm" style:auto-text-indent="false">
        <style:tab-stops/>
      </style:paragraph-properties>
    </style:style>
    <style:style style:name="Esquema_20_8" style:display-name="Esquema 8" style:family="paragraph" style:parent-style-name="Esquema_20_7">
      <style:paragraph-properties fo:margin-left="9.601cm" fo:margin-right="0cm" fo:text-indent="-0.6cm" style:auto-text-indent="false">
        <style:tab-stops/>
      </style:paragraph-properties>
    </style:style>
    <style:style style:name="Esquema_20_9" style:display-name="Esquema 9" style:family="paragraph" style:parent-style-name="Esquema_20_8">
      <style:paragraph-properties fo:margin-left="10.8cm" fo:margin-right="0cm" fo:text-indent="-0.6cm" style:auto-text-indent="false">
        <style:tab-stops/>
      </style:paragraph-properties>
    </style:style>
    <style:style style:name="Quote" style:family="paragraph">
      <style:paragraph-properties fo:margin-left="0.584cm" fo:margin-right="0cm" fo:margin-top="0cm" fo:margin-bottom="0cm" style:contextual-spacing="false" fo:line-height="120%" fo:text-align="start" style:justify-single-word="false" fo:text-indent="0cm" style:auto-text-indent="false" style:text-autospace="none"/>
      <style:text-properties fo:color="#ffffff" style:text-outline="false" style:text-line-through-style="none" style:text-line-through-type="none" style:font-name="Sunsans Demi" fo:font-family="'Sunsans Demi'" style:font-family-generic="roman" style:font-pitch="variable" fo:font-size="32pt" fo:letter-spacing="normal" fo:font-style="normal" fo:text-shadow="none" style:text-underline-style="none" fo:font-weight="normal" style:letter-kerning="false" style:font-name-asian="Sunsans Demi" style:font-family-asian="'Sunsans Demi'" style:font-family-generic-asian="roman" style:font-pitch-asian="variable" style:font-size-asian="32pt" style:font-style-asian="normal" style:font-weight-asian="normal" style:font-name-complex="Sunsans Demi" style:font-family-complex="'Sunsans Demi'" style:font-family-generic-complex="roman" style:font-pitch-complex="variable" style:font-size-complex="32pt" style:font-style-complex="normal" style:font-weight-complex="normal"/>
    </style:style>
    <style:style style:name="Quote_20_Source_20_and_20_Date" style:display-name="Quote Source and Date" style:family="paragraph">
      <style:paragraph-properties style:text-autospace="none"/>
      <style:text-properties fo:color="#ffff66" style:font-name="SunSans-Italic" fo:font-family="SunSans-Italic" style:font-family-generic="roman" style:font-pitch="variable" fo:font-size="24pt" style:font-name-asian="SunSans-Italic" style:font-family-asian="SunSans-Italic" style:font-family-generic-asian="roman" style:font-pitch-asian="variable" style:font-size-asian="24pt" style:font-name-complex="SunSans-Italic" style:font-family-complex="SunSans-Italic" style:font-family-generic-complex="roman" style:font-pitch-complex="variable" style:font-size-complex="24pt"/>
    </style:style>
    <style:style style:name="Footer_5f_Bullet" style:display-name="Footer_Bullet" style:family="paragraph">
      <style:paragraph-properties style:text-autospace="none"/>
      <style:text-properties fo:color="#b3b3b3"/>
    </style:style>
    <style:style style:name="Code" style:family="paragraph" style:parent-style-name="Text_20_body">
      <style:paragraph-properties>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Courier New" fo:font-family="'Courier New'" style:font-family-generic="modern" style:font-pitch="fixed" fo:font-size="20pt" fo:font-weight="bold" style:font-name-asian="Courier New" style:font-family-asian="'Courier New'" style:font-family-generic-asian="modern" style:font-pitch-asian="fixed" style:font-size-asian="20pt" style:font-weight-asian="bold" style:font-name-complex="Courier New" style:font-family-complex="'Courier New'" style:font-family-generic-complex="modern" style:font-pitch-complex="fixed" style:font-size-complex="20pt" style:font-weight-complex="bold"/>
    </style:style>
    <style:style style:name="MainArrow_5f_RHead" style:display-name="MainArrow_RHead" style:family="paragraph">
      <style:paragraph-properties style:text-autospace="none"/>
    </style:style>
    <style:style style:name="Line" style:family="paragraph">
      <style:paragraph-properties style:text-autospace="none"/>
    </style:style>
    <style:style style:name="BlackOutline" style:family="paragraph">
      <style:paragraph-properties style:text-autospace="none"/>
    </style:style>
    <style:style style:name="Ylw" style:family="paragraph">
      <style:paragraph-properties style:text-autospace="none"/>
    </style:style>
    <style:style style:name="Black" style:family="paragraph">
      <style:paragraph-properties style:text-autospace="none"/>
    </style:style>
    <style:style style:name="Red" style:family="paragraph">
      <style:paragraph-properties style:text-autospace="none"/>
    </style:style>
    <style:style style:name="Blue" style:family="paragraph">
      <style:paragraph-properties style:text-autospace="none"/>
    </style:style>
    <style:style style:name="SubTitle" style:family="paragraph" style:parent-style-name="Standard">
      <style:text-properties fo:color="#0066cc"/>
    </style:style>
    <style:style style:name="Schatten" style:family="paragraph" style:parent-style-name="Standard"/>
    <style:style style:name="Normal" style:family="paragraph">
      <style:paragraph-properties fo:margin-top="0.31cm" fo:margin-bottom="0.31cm" style:contextual-spacing="false" style:text-autospace="none"/>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1.12cm" fo:margin-right="0cm" fo:text-indent="0cm"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31cm" fo:margin-bottom="0.31cm" style:contextual-spacing="false" style:text-autospace="none"/>
      <style:text-properties fo:font-size="42pt" fo:font-weight="bold" style:letter-kerning="true" style:font-size-asian="42pt" style:font-weight-asian="bold" style:font-size-complex="42pt" style:font-weight-complex="bold"/>
    </style:style>
    <style:style style:name="H2" style:family="paragraph">
      <style:paragraph-properties fo:margin-top="0.31cm" fo:margin-bottom="0.31cm" style:contextual-spacing="false" style:text-autospace="none"/>
      <style:text-properties fo:font-size="31.5pt" fo:font-weight="bold" style:font-size-asian="31.5pt" style:font-weight-asian="bold" style:font-size-complex="31.5pt" style:font-weight-complex="bold"/>
    </style:style>
    <style:style style:name="H3" style:family="paragraph">
      <style:paragraph-properties fo:margin-top="0.31cm" fo:margin-bottom="0.31cm" style:contextual-spacing="false" style:text-autospace="none"/>
      <style:text-properties fo:font-size="24.5pt" fo:font-weight="bold" style:font-size-asian="24.5pt" style:font-weight-asian="bold" style:font-size-complex="24.5pt" style:font-weight-complex="bold"/>
    </style:style>
    <style:style style:name="H4" style:family="paragraph">
      <style:paragraph-properties fo:margin-top="0.31cm" fo:margin-bottom="0.31cm" style:contextual-spacing="false" style:text-autospace="none"/>
      <style:text-properties fo:font-size="21pt" fo:font-weight="bold" style:font-size-asian="21pt" style:font-weight-asian="bold" style:font-size-complex="21pt" style:font-weight-complex="bold"/>
    </style:style>
    <style:style style:name="H5" style:family="paragraph">
      <style:paragraph-properties fo:margin-top="0.31cm" fo:margin-bottom="0.31cm" style:contextual-spacing="false" style:text-autospace="none"/>
      <style:text-properties fo:font-size="17.5pt" fo:font-weight="bold" style:font-size-asian="17.5pt" style:font-weight-asian="bold" style:font-size-complex="17.5pt" style:font-weight-complex="bold"/>
    </style:style>
    <style:style style:name="H6" style:family="paragraph">
      <style:paragraph-properties fo:margin-top="0.31cm" fo:margin-bottom="0.31cm" style:contextual-spacing="false" style:text-autospace="none"/>
      <style:text-properties fo:font-size="14pt" fo:font-weight="bold" style:font-size-asian="14pt" style:font-weight-asian="bold" style:font-size-complex="14pt" style:font-weight-complex="bold"/>
    </style:style>
    <style:style style:name="Address"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style:contextual-spacing="false"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1" fo:font-family="'Courier New'" style:font-family-generic="swiss" style:font-pitch="variable" fo:font-size="17.5pt" style:font-name-asian="Courier New1" style:font-family-asian="'Courier New'" style:font-family-generic-asian="swiss" style:font-pitch-asian="variable" style:font-size-asian="17.5pt" style:font-name-complex="Courier New1" style:font-family-complex="'Courier New'" style:font-family-generic-complex="swiss" style:font-pitch-complex="variable" style:font-size-complex="17.5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1" fo:font-family="'Courier New'" style:font-family-generic="swiss" style:font-pitch="variable" fo:font-size="17.5pt" fo:font-weight="bold" style:font-name-asian="Courier New1" style:font-family-asian="'Courier New'" style:font-family-generic-asian="swiss" style:font-pitch-asian="variable" style:font-size-asian="17.5pt" style:font-weight-asian="bold" style:font-name-complex="Courier New1" style:font-family-complex="'Courier New'" style:font-family-generic-complex="swiss" style:font-pitch-complex="variable" style:font-size-complex="17.5pt" style:font-weight-complex="bold"/>
    </style:style>
    <style:style style:name="Preformatted" style:family="paragraph">
      <style:paragraph-properties fo:margin-top="0cm" fo:margin-bottom="0cm" style:contextual-spacing="false"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family="'Courier New'" style:font-family-generic="swiss" style:font-pitch="variable" fo:font-size="17.5pt" style:font-name-asian="Courier New1" style:font-family-asian="'Courier New'" style:font-family-generic-asian="swiss" style:font-pitch-asian="variable" style:font-size-asian="17.5pt" style:font-name-complex="Courier New1" style:font-family-complex="'Courier New'" style:font-family-generic-complex="swiss" style:font-pitch-complex="variable" style:font-size-complex="17.5pt"/>
    </style:style>
    <style:style style:name="Bottom_20_of_20_Form" style:display-name="Bottom of Form" style:family="paragraph">
      <style:paragraph-properties fo:text-align="center" style:justify-single-word="false" style:text-autospace="none"/>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Top_20_of_20_Form" style:display-name="Top of Form" style:family="paragraph">
      <style:paragraph-properties fo:text-align="center" style:justify-single-word="false" style:text-autospace="none"/>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Sample" style:family="paragraph">
      <style:paragraph-properties style:text-autospace="none"/>
      <style:text-properties style:font-name="Courier New1" fo:font-family="'Courier New'" style:font-family-generic="swiss" style:font-pitch="variable" style:font-name-asian="Courier New1" style:font-family-asian="'Courier New'" style:font-family-generic-asian="swiss" style:font-pitch-asian="variable" style:font-name-complex="Courier New1" style:font-family-complex="'Courier New'" style:font-family-generic-complex="swiss" style:font-pitch-complex="variable"/>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1" fo:font-family="'Courier New'" style:font-family-generic="swiss" style:font-pitch="variable" fo:font-size="17.5pt" style:font-name-asian="Courier New1" style:font-family-asian="'Courier New'" style:font-family-generic-asian="swiss" style:font-pitch-asian="variable" style:font-size-asian="17.5pt" style:font-name-complex="Courier New1" style:font-family-complex="'Courier New'" style:font-family-generic-complex="swiss" style:font-pitch-complex="variable" style:font-size-complex="17.5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Footer_5f_field" style:display-name="Footer_field" style:family="paragraph" style:parent-style-name="Standard">
      <style:text-properties style:font-name="SunSans-Regular" fo:font-family="SunSans-Regular" style:font-family-generic="roman" style:font-pitch="variable" fo:font-size="12pt" style:font-name-asian="SunSans-Regular" style:font-family-asian="SunSans-Regular" style:font-family-generic-asian="roman" style:font-pitch-asian="variable" style:font-size-asian="12pt" style:font-name-complex="SunSans-Regular" style:font-family-complex="SunSans-Regular" style:font-family-generic-complex="roman" style:font-pitch-complex="variable" style:font-size-complex="12pt"/>
    </style:style>
    <style:style style:name="Adjust" style:family="paragraph" style:parent-style-name="Standard">
      <style:text-properties fo:color="#ff0000" style:font-name="SunSans-Heavy" fo:font-family="SunSans-Heavy" style:font-family-generic="roman" style:font-pitch="variable" fo:font-size="44pt" style:font-name-asian="SunSans-Heavy" style:font-family-asian="SunSans-Heavy" style:font-family-generic-asian="roman" style:font-pitch-asian="variable" style:font-size-asian="44pt" style:font-name-complex="SunSans-Heavy" style:font-family-complex="SunSans-Heavy" style:font-family-generic-complex="roman" style:font-pitch-complex="variable" style:font-size-complex="44pt"/>
    </style:style>
    <style:style style:name="m_5f_first_7e_LT_7e_Gliederung_20_1" style:display-name="m_first~LT~Gliederung 1" style:family="paragraph">
      <style:paragraph-properties fo:margin-left="1.199cm" fo:margin-right="0cm" fo:margin-top="0cm" fo:margin-bottom="0.499cm" style:contextual-spacing="false" fo:text-align="start" style:justify-single-word="false" fo:text-indent="0cm" style:auto-text-indent="false" style:text-autospace="none"/>
      <style:text-properties fo:color="#666666" style:text-outline="false" style:text-line-through-style="none" style:text-line-through-type="none" style:font-name="Albany" fo:font-family="Albany" style:font-family-generic="swiss" style:font-pitch="variable" fo:font-size="32pt" fo:font-style="normal" fo:text-shadow="none" style:text-underline-style="none" fo:font-weight="normal" style:font-name-asian="Albany" style:font-family-asian="Albany" style:font-family-generic-asian="swiss" style:font-pitch-asian="variable" style:font-size-asian="32pt" style:font-style-asian="normal" style:font-weight-asian="normal" style:font-name-complex="Albany" style:font-family-complex="Albany" style:font-family-generic-complex="swiss" style:font-pitch-complex="variable" style:font-size-complex="32pt" style:font-style-complex="normal" style:font-weight-complex="normal"/>
    </style:style>
    <style:style style:name="m_5f_first_7e_LT_7e_Gliederung_20_2" style:display-name="m_first~LT~Gliederung 2" style:family="paragraph" style:parent-style-name="m_5f_first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m_5f_first_7e_LT_7e_Gliederung_20_3" style:display-name="m_first~LT~Gliederung 3" style:family="paragraph" style:parent-style-name="m_5f_first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m_5f_first_7e_LT_7e_Gliederung_20_4" style:display-name="m_first~LT~Gliederung 4" style:family="paragraph" style:parent-style-name="m_5f_first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m_5f_first_7e_LT_7e_Gliederung_20_5" style:display-name="m_first~LT~Gliederung 5" style:family="paragraph" style:parent-style-name="m_5f_first_7e_LT_7e_Gliederung_20_4">
      <style:paragraph-properties fo:margin-left="6.001cm" fo:margin-right="0cm" fo:margin-top="0cm" fo:margin-bottom="0.101cm" style:contextual-spacing="false" fo:text-indent="-0.6cm" style:auto-text-indent="false">
        <style:tab-stops/>
      </style:paragraph-properties>
    </style:style>
    <style:style style:name="m_5f_first_7e_LT_7e_Gliederung_20_6" style:display-name="m_first~LT~Gliederung 6" style:family="paragraph" style:parent-style-name="m_5f_first_7e_LT_7e_Gliederung_20_5">
      <style:paragraph-properties fo:margin-left="7.2cm" fo:margin-right="0cm" fo:text-indent="-0.6cm" style:auto-text-indent="false">
        <style:tab-stops/>
      </style:paragraph-properties>
    </style:style>
    <style:style style:name="m_5f_first_7e_LT_7e_Gliederung_20_7" style:display-name="m_first~LT~Gliederung 7" style:family="paragraph" style:parent-style-name="m_5f_first_7e_LT_7e_Gliederung_20_6">
      <style:paragraph-properties fo:margin-left="8.4cm" fo:margin-right="0cm" fo:text-indent="-0.6cm" style:auto-text-indent="false">
        <style:tab-stops/>
      </style:paragraph-properties>
    </style:style>
    <style:style style:name="m_5f_first_7e_LT_7e_Gliederung_20_8" style:display-name="m_first~LT~Gliederung 8" style:family="paragraph" style:parent-style-name="m_5f_first_7e_LT_7e_Gliederung_20_7">
      <style:paragraph-properties fo:margin-left="9.601cm" fo:margin-right="0cm" fo:text-indent="-0.6cm" style:auto-text-indent="false">
        <style:tab-stops/>
      </style:paragraph-properties>
    </style:style>
    <style:style style:name="m_5f_first_7e_LT_7e_Gliederung_20_9" style:display-name="m_first~LT~Gliederung 9" style:family="paragraph" style:parent-style-name="m_5f_first_7e_LT_7e_Gliederung_20_8">
      <style:paragraph-properties fo:margin-left="10.8cm" fo:margin-right="0cm" fo:text-indent="-0.6cm" style:auto-text-indent="false">
        <style:tab-stops/>
      </style:paragraph-properties>
    </style:style>
    <style:style style:name="m_5f_first_7e_LT_7e_Titel" style:display-name="m_first~LT~Titel" style:family="paragraph">
      <style:paragraph-properties fo:text-align="center" style:justify-single-word="false" style:text-autospace="none"/>
      <style:text-properties fo:color="#666666" style:text-outline="false" style:text-line-through-style="none" style:text-line-through-type="none" style:font-name="Albany" fo:font-family="Albany" style:font-family-generic="swiss" style:font-pitch="variable" fo:font-size="40pt" fo:font-style="normal" fo:text-shadow="none"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m_5f_first_7e_LT_7e_Untertitel" style:display-name="m_first~LT~Untertitel" style:family="paragraph">
      <style:paragraph-properties fo:margin-left="0.6cm" fo:margin-right="0cm" fo:text-align="center" style:justify-single-word="false" fo:text-indent="0cm" style:auto-text-indent="false" style:text-autospace="none"/>
      <style:text-properties fo:color="#000000"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Times New Roman" style:font-family-asian="'Times New Roman'" style:font-family-generic-asian="roman" style:font-pitch-asian="variable" style:font-size-asian="32pt" style:font-style-asian="normal" style:font-weight-asian="normal" style:font-name-complex="Times New Roman" style:font-family-complex="'Times New Roman'" style:font-family-generic-complex="roman" style:font-pitch-complex="variable" style:font-size-complex="32pt" style:font-style-complex="normal" style:font-weight-complex="normal"/>
    </style:style>
    <style:style style:name="m_5f_first_7e_LT_7e_Notizen" style:display-name="m_first~LT~Notizen" style:family="paragraph">
      <style:paragraph-properties style:text-autospace="none"/>
      <style:text-properties fo:color="#000000" style:text-outline="false" style:text-line-through-style="none" style:text-line-through-type="none" style:font-name="SunSans-Regular" fo:font-family="SunSans-Regular" style:font-family-generic="roman" style:font-pitch="variable" fo:font-size="24pt" fo:font-style="normal" fo:text-shadow="none" style:text-underline-style="none" fo:font-weight="normal" style:font-name-asian="SunSans-Regular" style:font-family-asian="SunSans-Regular" style:font-family-generic-asian="roman" style:font-pitch-asian="variable" style:font-size-asian="24pt" style:font-style-asian="normal" style:font-weight-asian="normal" style:font-name-complex="SunSans-Regular" style:font-family-complex="SunSans-Regular" style:font-family-generic-complex="roman" style:font-pitch-complex="variable" style:font-size-complex="24pt" style:font-style-complex="normal" style:font-weight-complex="normal"/>
    </style:style>
    <style:style style:name="m_5f_first_7e_LT_7e_Hintergrundobjekte" style:display-name="m_first~LT~Hintergrundobjekte" style:family="paragraph">
      <style:paragraph-properties style:text-autospace="none"/>
    </style:style>
    <style:style style:name="m_5f_first_7e_LT_7e_Hintergrund" style:display-name="m_first~LT~Hintergrund" style:family="paragraph">
      <style:paragraph-properties style:text-autospace="non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weight="bold" style:font-name-asian="StarSymbol" style:font-family-asian="StarSymbol" style:font-charset-asian="x-symbol" style:font-size-asian="9pt" style:font-weight-asian="bold" style:font-name-complex="StarSymbol" style:font-family-complex="StarSymbol" style:font-charset-complex="x-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7cm"/>
      </text:list-level-style-number>
      <text:list-level-style-bullet text:level="2" text:style-name="Bullet_20_Symbols" text:bullet-char="">
        <style:list-level-properties text:space-before="0.7cm" text:min-label-width="0.499cm"/>
        <style:text-properties style:font-name="Wingdings"/>
      </text:list-level-style-bullet>
      <text:list-level-style-bullet text:level="3" text:style-name="Bullet_20_Symbols" text:bullet-char="">
        <style:list-level-properties text:space-before="1.2cm" text:min-label-width="0.499cm"/>
        <style:text-properties style:font-name="Wingdings"/>
      </text:list-level-style-bullet>
      <text:list-level-style-number text:level="4" text:style-name="Numbering_20_Symbols" style:num-suffix=". " style:num-format="1">
        <style:list-level-properties text:space-before="1.501cm" text:min-label-width="0.499cm"/>
      </text:list-level-style-number>
      <text:list-level-style-number text:level="5" text:style-name="Numbering_20_Symbols" style:num-suffix=". " style:num-format="1">
        <style:list-level-properties text:space-before="2cm" text:min-label-width="0.499cm"/>
      </text:list-level-style-number>
      <text:list-level-style-number text:level="6" text:style-name="Numbering_20_Symbols" style:num-suffix=". " style:num-format="1">
        <style:list-level-properties text:space-before="2.501cm" text:min-label-width="0.499cm"/>
      </text:list-level-style-number>
      <text:list-level-style-number text:level="7" text:style-name="Numbering_20_Symbols" style:num-suffix=". " style:num-format="1">
        <style:list-level-properties text:space-before="3.001cm" text:min-label-width="0.499cm"/>
      </text:list-level-style-number>
      <text:list-level-style-number text:level="8" text:style-name="Numbering_20_Symbols" style:num-suffix=". " style:num-format="1">
        <style:list-level-properties text:space-before="3.502cm" text:min-label-width="0.499cm"/>
      </text:list-level-style-number>
      <text:list-level-style-number text:level="9" text:style-name="Numbering_20_Symbols" style:num-suffix=". " style:num-format="1">
        <style:list-level-properties text:space-before="4.001cm" text:min-label-width="0.499cm"/>
      </text:list-level-style-number>
      <text:list-level-style-number text:level="10" text:style-name="Numbering_20_Symbols" style:num-suffix=". "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Bullet_20_Symbols" text:bullet-char="">
        <style:list-level-properties text:space-before="0.6cm" text:min-label-width="0.497cm"/>
        <style:text-properties style:font-name="Wingdings"/>
      </text:list-level-style-bullet>
      <text:list-level-style-bullet text:level="2" text:style-name="Bullet_20_Symbols" text:bullet-char="">
        <style:list-level-properties text:space-before="1.2cm" text:min-label-width="0.497cm"/>
        <style:text-properties style:font-name="Wingdings"/>
      </text:list-level-style-bullet>
      <text:list-level-style-bullet text:level="3" text:style-name="Bullet_20_Symbols" text:bullet-char="">
        <style:list-level-properties text:space-before="1.8cm" text:min-label-width="0.497cm"/>
        <style:text-properties style:font-name="Wingdings"/>
      </text:list-level-style-bullet>
      <text:list-level-style-bullet text:level="4" text:style-name="Numbering_20_Symbols" text:bullet-char="•">
        <style:list-level-properties text:space-before="2.399cm" text:min-label-width="0.497cm"/>
        <style:text-properties fo:font-family="StarSymbol"/>
      </text:list-level-style-bullet>
      <text:list-level-style-bullet text:level="5" text:style-name="Numbering_20_Symbols" text:bullet-char="•">
        <style:list-level-properties text:space-before="2.999cm" text:min-label-width="0.497cm"/>
        <style:text-properties fo:font-family="StarSymbol"/>
      </text:list-level-style-bullet>
      <text:list-level-style-bullet text:level="6" text:style-name="Numbering_20_Symbols" text:bullet-char="•">
        <style:list-level-properties text:space-before="3.599cm" text:min-label-width="0.497cm"/>
        <style:text-properties fo:font-family="StarSymbol"/>
      </text:list-level-style-bullet>
      <text:list-level-style-bullet text:level="7" text:style-name="Numbering_20_Symbols" text:bullet-char="•">
        <style:list-level-properties text:space-before="4.198cm" text:min-label-width="0.497cm"/>
        <style:text-properties fo:font-family="StarSymbol"/>
      </text:list-level-style-bullet>
      <text:list-level-style-bullet text:level="8" text:style-name="Numbering_20_Symbols" text:bullet-char="•">
        <style:list-level-properties text:space-before="4.798cm" text:min-label-width="0.497cm"/>
        <style:text-properties fo:font-family="StarSymbol"/>
      </text:list-level-style-bullet>
      <text:list-level-style-bullet text:level="9" text:style-name="Numbering_20_Symbols" text:bullet-char="•">
        <style:list-level-properties text:space-before="5.398cm" text:min-label-width="0.497cm"/>
        <style:text-properties fo:font-family="StarSymbol"/>
      </text:list-level-style-bullet>
      <text:list-level-style-bullet text:level="10" text:style-name="Numbering_20_Symbols" text:bullet-char="•">
        <style:list-level-properties text:space-before="5.998cm" text:min-label-width="0.497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20f416" officeooo:paragraph-rsid="0020f41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2.49pt solid #c0c0c0" fo:border-left="none" fo:border-right="none" fo:padding="0cm" style:shadow="none" style:dynamic-spacing="false"/>
      </style:header-style>
      <style:footer-style>
        <style:header-footer-properties fo:min-height="0.998cm" fo:margin-left="0cm" fo:margin-right="0cm" fo:margin-top="0.499cm" fo:border-top="2.49pt solid #c0c0c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5.001cm" fo:margin-bottom="2cm" fo:margin-left="3.5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PROYECTO MIGRACIÓN A ESCRITORIO LIBRE</text:p>
      </style:header>
      <style:footer>
        <text:p text:style-name="Footer"><text:tab/><text:page-number text:select-page="current">7</text:page-number> / <text:page-count>7</text:page-count></text:p>
      </style:footer>
    </style:master-page>
    <style:master-page style:name="First_20_Page" style:display-name="First Page" style:page-layout-name="Mpm2" style:next-style-name="Standard">
      <style:footer>
        <text:p text:style-name="Standard"/>
      </style:footer>
    </style:master-page>
    <style:master-page style:name="Anexo" style:page-layout-name="Mpm3">
      <style:header>
        <text:p text:style-name="Header"/>
      </style:header>
      <style:footer>
        <text:p text:style-name="Footer"><text:tab/><text:page-number text:select-page="current">0</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Windows_x86 LibreOffice_project/3be8cda0bddd8e430d8cda1ebfd581265cca5a0f</meta:generator>
    <dc:title>Proyecto Escritorio Libre</dc:title>
    <meta:editing-cycles>4</meta:editing-cycles>
    <meta:editing-duration>P0D</meta:editing-duration>
    <meta:initial-creator>Ismael Fanlo</meta:initial-creator>
    <meta:creation-date>2014-03-19T18:59:41.849190301</meta:creation-date>
    <dc:date>2014-03-19T19:41:01.277000000</dc:date>
    <dc:creator>Nombre Apellidos</dc:creator>
    <meta:document-statistic meta:table-count="0" meta:image-count="0" meta:object-count="0" meta:page-count="7" meta:paragraph-count="137" meta:word-count="2280" meta:character-count="16112" meta:non-whitespace-character-count="13967"/>
    <meta:user-defined meta:name="Información 1"/>
    <meta:user-defined meta:name="Información 2"/>
    <meta:user-defined meta:name="Información 3"/>
    <meta:user-defined meta:name="Información 4"/>
  </office:meta>
</office:document-meta>
</file>